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style style:name="P12" style:family="paragraph" style:parent-style-name="Text_20_body" style:list-style-name="L8">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Great! I'll research practical implementations of reward structure design and fine-tuning methods for reinforcement learning. I'll compare different approaches and provide a deep dive into the best techniques, ensuring they have a sound theoretical and research-based foundation.</text:p>
      <text:p text:style-name="Text_20_body">Specifically, I'll explore:</text:p>
      <text:list xml:id="list1492050682" text:style-name="L1">
        <text:list-item>
          <text:p text:style-name="P2"><text:span text:style-name="Strong_20_Emphasis">Discrete action with continuous, unlimited observation space</text:span> (e.g., trading with buy/sell/hold decisions) </text:p>
        </text:list-item>
        <text:list-item>
          <text:p text:style-name="P1"><text:span text:style-name="Strong_20_Emphasis">Continuous, constrained action with continuous, constrained observation space</text:span> (e.g., trading with percentage changes in position size) </text:p>
        </text:list-item>
      </text:list>
      <text:p text:style-name="Text_20_body">Additionally, I'll cover:</text:p>
      <text:list xml:id="list2865868293" text:style-name="L2">
        <text:list-item>
          <text:p text:style-name="P4">Theoretical and empirical comparisons of reward shaping methods </text:p>
        </text:list-item>
        <text:list-item>
          <text:p text:style-name="P4">Best practices in designing reward functions for financial trading and robotics </text:p>
        </text:list-item>
        <text:list-item>
          <text:p text:style-name="P3">Common pitfalls and strategies to mitigate unintended behavior </text:p>
        </text:list-item>
      </text:list>
      <text:p text:style-name="Text_20_body">I'll get back to you with the findings soon!</text:p>
      <text:h text:style-name="Heading_20_1" text:outline-level="1">Designing and Fine-Tuning Reward Structures in Reinforcement Learning</text:h>
      <text:p text:style-name="Text_20_body">Effective reward design is crucial in reinforcement learning (RL) to ensure agents learn the intended behavior. Below we explore best practices and algorithms for reward shaping in two scenarios – <text:span text:style-name="Strong_20_Emphasis">(1)</text:span> discrete actions with continuous observations (e.g. a buy/sell/hold trading agent), and <text:span text:style-name="Strong_20_Emphasis">(2)</text:span> continuous actions with continuous observations (e.g. an agent adjusting position sizes) – followed by comparisons and insights on reward engineering techniques.</text:p>
      <text:h text:style-name="Heading_20_2" text:outline-level="2">Discrete Actions with Continuous Observations (e.g. Buy/Sell/Hold Trading Agent)</text:h>
      <text:p text:style-name="Text_20_body"><text:span text:style-name="Strong_20_Emphasis">Challenges:</text:span> In this setting, the state (market data, indicators, etc.) is high-dimensional and continuous, while the action space is small (e.g. buy, sell, hold). The reward must encourage <text:span text:style-name="Strong_20_Emphasis">long-term profitability</text:span> and incorporate <text:span text:style-name="Strong_20_Emphasis">risk management</text:span>. A naive reward like immediate profit can lead to myopic strategies, while rewarding only final outcomes leads to sparse feedback (<text:a xlink:type="simple" xlink:href="https://dennybritz.com/posts/wildml/learning-to-trade-with-reinforcement-learning/#:~:text=This%20reward%20function%20is%20technically,learn%20without%20receiving%20frequent%20feedback" text:style-name="Internet_20_link" text:visited-style-name="Visited_20_Internet_20_Link">Learning to Trade with Reinforcement Learning · Denny's Blog</text:a>) (<text:a xlink:type="simple" xlink:href="https://dennybritz.com/posts/wildml/learning-to-trade-with-reinforcement-learning/#:~:text=match%20at%20L551%20order%2C%20it,conjunction%20with%20a%20decay%20factor" text:style-name="Internet_20_link" text:visited-style-name="Visited_20_Internet_20_Link">Learning to Trade with Reinforcement Learning · Denny's Blog</text:a>). Best practices include:</text:p>
      <text:list xml:id="list1191538304" text:style-name="L3">
        <text:list-item>
          <text:p text:style-name="P5"><text:span text:style-name="Strong_20_Emphasis">Meaningful Reward Definition:</text:span> Design the reward to reflect overall trading objectives, not just one-step profit. A common approach is to reward <text:span text:style-name="Emphasis">realized profit</text:span> when a position closes. This aligns with ultimate goals but yields sparse rewards since trades (buy/sell) occur infrequently (<text:a xlink:type="simple" xlink:href="https://dennybritz.com/posts/wildml/learning-to-trade-with-reinforcement-learning/#:~:text=This%20reward%20function%20is%20technically,learn%20without%20receiving%20frequent%20feedback" text:style-name="Internet_20_link" text:visited-style-name="Visited_20_Internet_20_Link">Learning to Trade with Reinforcement Learning · Denny's Blog</text:a>). An alternative is to include <text:span text:style-name="Emphasis">unrealized profit/loss</text:span> as an intermediate reward at each timestep for more frequent feedback. For example, if the price moves against the agent’s position, give a negative reward equal to the unrealized loss (<text:a xlink:type="simple" xlink:href="https://dennybritz.com/posts/wildml/learning-to-trade-with-reinforcement-learning/#:~:text=An%20alternative%20with%20more%20frequent,conjunction%20with%20a%20decay%20factor" text:style-name="Internet_20_link" text:visited-style-name="Visited_20_Internet_20_Link">Learning to Trade with Reinforcement Learning · Denny's Blog</text:a>). This provides denser signals but can bias the agent towards short-term gains if not careful (<text:a xlink:type="simple" xlink:href="https://dennybritz.com/posts/wildml/learning-to-trade-with-reinforcement-learning/#:~:text=order%2C%20it%20would%20receive%20a,conjunction%20with%20a%20decay%20factor" text:style-name="Internet_20_link" text:visited-style-name="Visited_20_Internet_20_Link">Learning to Trade with Reinforcement Learning · Denny's Blog</text:a>). To incorporate risk, many trading RL implementations add penalty terms or use risk-<text:soft-page-break/>adjusted metrics. For instance, a reward function might be <text:span text:style-name="Strong_20_Emphasis">profit minus a risk cost</text:span> – e.g. penalize large drawdowns or volatility. This encourages strategies that are slightly less profitable but much less risky (<text:a xlink:type="simple" xlink:href="https://dennybritz.com/posts/wildml/learning-to-trade-with-reinforcement-learning/#:~:text=Both%20of%20these%20reward%20functions,off%20between%20profit%20and%20risk" text:style-name="Internet_20_link" text:visited-style-name="Visited_20_Internet_20_Link">Learning to Trade with Reinforcement Learning · Denny's Blog</text:a>). A concrete example is adding a <text:span text:style-name="Strong_20_Emphasis">large negative reward</text:span> whenever the portfolio drawdown exceeds a threshold (say 25%), forcing the agent to avoid high-risk behavior (<text:a xlink:type="simple" xlink:href="https://dennybritz.com/posts/wildml/learning-to-trade-with-reinforcement-learning/#:~:text=Reinforcement%20Learning%20allows%20for%20end,a%20much%20more%20powerful%20model" text:style-name="Internet_20_link" text:visited-style-name="Visited_20_Internet_20_Link">Learning to Trade with Reinforcement Learning · Denny's Blog</text:a>). Such multi-component rewards help balance profit and risk.</text:p>
        </text:list-item>
        <text:list-item>
          <text:p text:style-name="P5"><text:span text:style-name="Strong_20_Emphasis">Potential-Based Reward Shaping:</text:span> Reward shaping provides additional intermediate rewards to guide learning without changing the task’s optimal solution (<text:a xlink:type="simple" xlink:href="https://arxiv.org/html/2408.10215v1#:~:text=designed%20to%20ensure%20it%20does,goal%20is%20not%20yet%20achieved" text:style-name="Internet_20_link" text:visited-style-name="Visited_20_Internet_20_Link">Comprehensive Overview of Reward Engineering and Shaping in Advancing Reinforcement Learning Applications</text:a>). In potential-based shaping, one defines a potential function $\Phi(s)$ over states and adds shaped reward $\gamma \Phi(s') - \Phi(s)$ to each transition (with discount $\gamma$) (<text:a xlink:type="simple" xlink:href="https://arxiv.org/html/2408.10215v1#:~:text=designed%20to%20ensure%20it%20does,goal%20is%20not%20yet%20achieved" text:style-name="Internet_20_link" text:visited-style-name="Visited_20_Internet_20_Link">Comprehensive Overview of Reward Engineering and Shaping in Advancing Reinforcement Learning Applications</text:a>). Ng et al. (1999) proved this <text:span text:style-name="Strong_20_Emphasis">does not alter the optimal policy</text:span> if $\Phi$ is chosen appropriately, but can vastly speed up learning by providing hints (<text:a xlink:type="simple" xlink:href="https://arxiv.org/html/2408.10215v1#:~:text=designed%20to%20ensure%20it%20does,goal%20is%20not%20yet%20achieved" text:style-name="Internet_20_link" text:visited-style-name="Visited_20_Internet_20_Link">Comprehensive Overview of Reward Engineering and Shaping in Advancing Reinforcement Learning Applications</text:a>). In trading, a potential function might be related to the agent’s cumulative profit or some distance to a profitability goal, giving the agent “credit” for partial progress. In other domains like robotics, $\Phi(s)$ is often the negative distance to the goal, so the agent gets small rewards for moving closer (<text:a xlink:type="simple" xlink:href="https://arxiv.org/html/2408.10215v1#:~:text=designed%20to%20ensure%20it%20does,goal%20is%20not%20yet%20achieved" text:style-name="Internet_20_link" text:visited-style-name="Visited_20_Internet_20_Link">Comprehensive Overview of Reward Engineering and Shaping in Advancing Reinforcement Learning Applications</text:a>). The key is that the additional reward is shaped from a <text:span text:style-name="Emphasis">conservative potential</text:span> (e.g. a kind of “stored” reward) so that the optimal end behavior (maximizing actual profit) remains the same. Potential-based shaping can especially help with <text:span text:style-name="Strong_20_Emphasis">delayed rewards</text:span>: when the true reward arrives only after many steps (as with a long trade), shaping provides guidance along the way. For example, instead of waiting until a trade closes to give reward, we can shape with unrealized PnL or other indicators as potential-based signals. This approach has been used to turn sparse rewards into dense ones without introducing bias (<text:a xlink:type="simple" xlink:href="https://www.frontiersin.org/journals/robotics-and-ai/articles/10.3389/frobt.2024.1444188/full#:~:text=comfort%20rewards%2C%20where%20the%20target,assessment%20metric.%20By%20automatically" text:style-name="Internet_20_link" text:visited-style-name="Visited_20_Internet_20_Link">Frontiers | HPRS: hierarchical potential-based reward shaping from task specifications</text:a>). <text:span text:style-name="Strong_20_Emphasis">Delayed reward handling</text:span> is critical in finance; one study suggests using episode-level rewards (profit at end of day) for true performance while giving shaped rewards (e.g. incremental gains) within the episode to aid credit assignment (<text:a xlink:type="simple" xlink:href="https://dennybritz.com/posts/wildml/learning-to-trade-with-reinforcement-learning/#:~:text=An%20alternative%20with%20more%20frequent,conjunction%20with%20a%20decay%20factor" text:style-name="Internet_20_link" text:visited-style-name="Visited_20_Internet_20_Link">Learning to Trade with Reinforcement Learning · Denny's Blog</text:a>) (<text:a xlink:type="simple" xlink:href="https://dennybritz.com/posts/wildml/learning-to-trade-with-reinforcement-learning/#:~:text=match%20at%20L551%20order%2C%20it,conjunction%20with%20a%20decay%20factor" text:style-name="Internet_20_link" text:visited-style-name="Visited_20_Internet_20_Link">Learning to Trade with Reinforcement Learning · Denny's Blog</text:a>).</text:p>
        </text:list-item>
        <text:list-item>
          <text:p text:style-name="P5"><text:span text:style-name="Strong_20_Emphasis">Advantage Normalization:</text:span> Even with a well-crafted reward function, training can be unstable if reward magnitudes vary widely. <text:span text:style-name="Strong_20_Emphasis">Advantage normalization</text:span> is a trick to stabilize policy gradient methods by normalizing the returns or advantages to have mean 0 (and often unit variance) before updating the policy (<text:a xlink:type="simple" xlink:href="https://datascience.stackexchange.com/questions/20098/why-do-we-normalize-the-discounted-rewards-when-doing-policy-gradient-reinforcem#:~:text=later%20rewards%20are%20exponentially%20less,exploration%20can%20be%20found%20here" text:style-name="Internet_20_link" text:visited-style-name="Visited_20_Internet_20_Link">Why do we normalize the discounted rewards when doing policy gradient reinforcement learning? - Data Science Stack Exchange</text:a>). This keeps gradient updates in a reasonable range regardless of the scale of rewards. For instance, in training a Pong agent, researchers found it helpful to “standardize” the batch of returns (subtract mean, divide by std) so that roughly half of actions are encouraged and half discouraged, reducing variance in gradients (<text:a xlink:type="simple" xlink:href="https://datascience.stackexchange.com/questions/20098/why-do-we-normalize-the-discounted-rewards-when-doing-policy-gradient-reinforcem#:~:text=later%20rewards%20are%20exponentially%20less,exploration%20can%20be%20found%20here" text:style-name="Internet_20_link" text:visited-style-name="Visited_20_Internet_20_Link">Why do we normalize the discounted rewards when doing policy gradient reinforcement learning? - Data Science Stack Exchange</text:a>). In trading tasks, episodic returns might have high variance (one episode could net a big profit, <text:soft-page-break/>another a loss); normalizing these ensures one lucky episode doesn’t throw off learning. Advantage normalization doesn’t change the reward structure per se, but it <text:span text:style-name="Strong_20_Emphasis">re-scales feedback for more efficient learning</text:span>, which can be seen as a form of reward processing. It often results in faster and more stable convergence (<text:a xlink:type="simple" xlink:href="https://medium.com/@chris.p.hughes10/understanding-ppo-a-game-changer-in-ai-decision-making-explained-for-rl-newcomers-913a0bc98d2b#:~:text=Understanding%20PPO%3A%20A%20Game,Policy%20Gradient" text:style-name="Internet_20_link" text:visited-style-name="Visited_20_Internet_20_Link">Understanding PPO: A Game-Changer in AI Decision-Making ...</text:a>).</text:p>
        </text:list-item>
        <text:list-item>
          <text:p text:style-name="P5"><text:span text:style-name="Strong_20_Emphasis">Delayed Reward Strategies:</text:span> Sometimes it’s useful <text:span text:style-name="Strong_20_Emphasis">not</text:span> to reward every action, to emphasize long-term outcomes. For example, one can give a reward only when a position is closed or at the end of an episode (e.g. daily PnL), treating the rest of the steps as having zero reward. This yields a very <text:span text:style-name="Emphasis">delayed</text:span> (episodic) reward signal. It guarantees that maximizing reward equals maximizing final profit, but it creates a challenging sparse-reward problem (<text:a xlink:type="simple" xlink:href="https://dennybritz.com/posts/wildml/learning-to-trade-with-reinforcement-learning/#:~:text=This%20reward%20function%20is%20technically,learn%20without%20receiving%20frequent%20feedback" text:style-name="Internet_20_link" text:visited-style-name="Visited_20_Internet_20_Link">Learning to Trade with Reinforcement Learning · Denny's Blog</text:a>) (<text:a xlink:type="simple" xlink:href="https://dennybritz.com/posts/wildml/learning-to-trade-with-reinforcement-learning/#:~:text=relatively%20rare%20compared%20to%20doing,learn%20without%20receiving%20frequent%20feedback" text:style-name="Internet_20_link" text:visited-style-name="Visited_20_Internet_20_Link">Learning to Trade with Reinforcement Learning · Denny's Blog</text:a>). Techniques to cope include using longer-term credit assignment (e.g. temporal-difference learning with eligibility traces) or combining this with shaping as discussed. <text:span text:style-name="Strong_20_Emphasis">Potential-based shaping</text:span> is one principled way to add intermediate rewards in delayed-reward tasks without distorting the optimum policy (<text:a xlink:type="simple" xlink:href="https://arxiv.org/html/2408.10215v1#:~:text=designed%20to%20ensure%20it%20does,goal%20is%20not%20yet%20achieved" text:style-name="Internet_20_link" text:visited-style-name="Visited_20_Internet_20_Link">Comprehensive Overview of Reward Engineering and Shaping in Advancing Reinforcement Learning Applications</text:a>). Another technique is to use a high discount factor (close to 1) so that the agent values future rewards strongly – effectively forcing it to plan for delayed payoffs. In trading, a discount factor of 0.99 or 0.999 is common to ensure the agent cares about profit at the end of a long trade sequence rather than just immediate price moves. Researchers have also explored <text:span text:style-name="Strong_20_Emphasis">hindsight rewards</text:span> (relabeling goals after the fact) in sparse-reward settings, though that’s more common in robotics than trading. Overall, the agent should be designed (or trained) to handle delay, otherwise it will gravitate to any available short-term reward. One example from finance is giving a small time-penalty for each timestep (to encourage shorter trades) and a large reward at trade completion – this combination can be tuned so the agent prefers a profitable exit over lingering for minor interim rewards.</text:p>
        </text:list-item>
      </text:list>
      <text:p text:style-name="Text_20_body"><text:span text:style-name="Strong_20_Emphasis">Summary:</text:span> For discrete-action trading agents, reward engineering often means combining sparse <text:span text:style-name="Strong_20_Emphasis">real outcome rewards</text:span> (profits) with shaped signals for guidance. Potential-based shaping is a sound method to insert domain knowledge (like “moving toward profit is good”) without changing the optimal policy (<text:a xlink:type="simple" xlink:href="https://arxiv.org/html/2408.10215v1#:~:text=designed%20to%20ensure%20it%20does,goal%20is%20not%20yet%20achieved" text:style-name="Internet_20_link" text:visited-style-name="Visited_20_Internet_20_Link">Comprehensive Overview of Reward Engineering and Shaping in Advancing Reinforcement Learning Applications</text:a>). Normalizing rewards/advantages helps training cope with volatile outcomes (<text:a xlink:type="simple" xlink:href="https://datascience.stackexchange.com/questions/20098/why-do-we-normalize-the-discounted-rewards-when-doing-policy-gradient-reinforcem#:~:text=later%20rewards%20are%20exponentially%20less,exploration%20can%20be%20found%20here" text:style-name="Internet_20_link" text:visited-style-name="Visited_20_Internet_20_Link">Why do we normalize the discounted rewards when doing policy gradient reinforcement learning? - Data Science Stack Exchange</text:a>). And carefully timing rewards (possibly delaying them until key events) can align the agent with long-horizon goals, at the cost of requiring more sophisticated exploration strategies in learning.</text:p>
      <text:h text:style-name="Heading_20_2" text:outline-level="2">Continuous Actions with Continuous (Constrained) Observations (e.g. Position Size Adjustment Agent)</text:h>
      <text:p text:style-name="Text_20_body"><text:span text:style-name="Strong_20_Emphasis">Challenges:</text:span> Here both state and action spaces are continuous (and often bounded by constraints). For instance, the state might include continuous market features and current holdings, and the action could be a real number representing how much to adjust the position (e.g. +0.1 means increase position by 10%). This rich action space allows fine control, but also means <text:span text:style-name="Strong_20_Emphasis">exploration is harder</text:span> – the agent must explore a continuum of possibilities. The reward design should prevent the agent <text:soft-page-break/>from over-optimizing short-term fluctuations (e.g. constantly buying and selling to chase noise) and encourage both <text:span text:style-name="Strong_20_Emphasis">exploration</text:span> and <text:span text:style-name="Strong_20_Emphasis">robust, long-term performance</text:span>. Key techniques include:</text:p>
      <text:list xml:id="list508674" text:style-name="L4">
        <text:list-item>
          <text:p text:style-name="P6"><text:span text:style-name="Strong_20_Emphasis">Balanced Reward Signals (Avoiding Short-Term Overfitting):</text:span> A continuous-action agent can easily chase instantaneous rewards by making tiny adjustments – e.g. if reward is immediate profit, a clever agent might rapidly buy/sell to exploit micro-price changes or even noise, which may not generalize. To counter this, the reward function can be smoothed or made less sensitive to short-term noise. One approach is <text:span text:style-name="Strong_20_Emphasis">reward averaging or filtering</text:span>, where the reward reflects a longer window of performance (so that random fluctuations cancel out). Another approach is to incorporate <text:span text:style-name="Strong_20_Emphasis">transaction costs or penalties</text:span> for change: this means each action (adjusting position) incurs a small negative reward proportional to the change. This discourages rapid oscillations in position just to exploit short-lived effects. In practice, nearly all RL trading models include transaction cost penalties for realism, which inherently forces the agent to consider whether a short-term gain is worth the cost (<text:a xlink:type="simple" xlink:href="https://dennybritz.com/posts/wildml/learning-to-trade-with-reinforcement-learning/#:~:text=Both%20of%20these%20reward%20functions,off%20between%20profit%20and%20risk" text:style-name="Internet_20_link" text:visited-style-name="Visited_20_Internet_20_Link">Learning to Trade with Reinforcement Learning · Denny's Blog</text:a>). Additionally, using a relatively high discount factor (close to 1) ensures the agent values sustained performance over quick wins, mitigating overfitting to short-term rewards.</text:p>
        </text:list-item>
        <text:list-item>
          <text:p text:style-name="P6"><text:span text:style-name="Strong_20_Emphasis">Reward Clipping:</text:span> <text:span text:style-name="Strong_20_Emphasis">Clipping the reward</text:span> is a simple yet effective trick to stabilize training in environments where reward magnitudes can vary widely (<text:a xlink:type="simple" xlink:href="https://github.com/RPC2/DRL_paper_summary/blob/master/01%20Model-Free%20RL/001%20Playing%20Atari%20with%20Deep%20Reinforcement%20Learning.md#:~:text=Reward%20clipping%3A%20Since%20the%20scale,be%20−1%2C%20leaving%200" text:style-name="Internet_20_link" text:visited-style-name="Visited_20_Internet_20_Link">Playing Atari with Deep Reinforcement Learning - GitHub</text:a>). It was famously used in DeepMind’s Atari DQN: game scores were clipped to -1, 0, or +1 regardless of their actual value, to prevent one game’s scale from dominating the learning process (<text:a xlink:type="simple" xlink:href="https://github.com/RPC2/DRL_paper_summary/blob/master/01%20Model-Free%20RL/001%20Playing%20Atari%20with%20Deep%20Reinforcement%20Learning.md#:~:text=Reward%20clipping%3A%20Since%20the%20scale,be%20−1%2C%20leaving%200" text:style-name="Internet_20_link" text:visited-style-name="Visited_20_Internet_20_Link">Playing Atari with Deep Reinforcement Learning - GitHub</text:a>). In continuous action domains like trading or robotics, clipping can ensure that extreme outcomes (huge profits or losses) don’t produce disproportionately large gradients that could destabilize learning. For a trading agent, one might clip or cap the reward within a range (for example, cap daily profit/loss reward at +/- a certain value). This way, a single lucky trade yielding an outlier profit won’t make the agent biased, and a catastrophic loss won’t entirely discourage it (since beyond a threshold it’s all just “bad”). <text:span text:style-name="Strong_20_Emphasis">Clipping forces the agent to treat all big wins similarly</text:span> and focus on consistency. However, one must be careful: clipping throws away information. If the range is too tight, the agent can’t distinguish between moderately good and extremely good outcomes, which might impede learning the true optimum. A common practice is to clip out only the most extreme 1-5% of reward values or to use a saturating function (like $\tanh$) to gently scale down large rewards instead of flat clipping.</text:p>
        </text:list-item>
        <text:list-item>
          <text:p text:style-name="P6"><text:span text:style-name="Strong_20_Emphasis">Entropy Regularization (Encouraging Exploration):</text:span> <text:span text:style-name="Strong_20_Emphasis">Entropy regularization</text:span> adds an extra term to the agent’s objective that encourages it to maintain a high-entropy (more random) policy (<text:a xlink:type="simple" xlink:href="https://arxiv.org/abs/2110.10117#:~:text=,However%2C%20the%20theoretical%20understanding" text:style-name="Internet_20_link" text:visited-style-name="Visited_20_Internet_20_Link">[2110.10117] Beyond Exact Gradients: Convergence of Stochastic Soft-Max Policy Gradient Methods with Entropy Regularization</text:a>). In continuous action spaces, especially with algorithms like policy gradients or actor-critic methods, it’s easy for the policy to prematurely converge to a deterministic function (exploiting a perceived best action). By rewarding higher entropy (or equivalently, adding a penalty for low entropy), we push the agent to keep trying different actions. This helps avoid getting stuck in a local optimum that might only yield short-term reward. For example, in Proximal Policy Optimization (PPO) and other modern algorithms, an entropy bonus is often included to improve exploration (<text:a xlink:type="simple" xlink:href="https://arxiv.org/abs/2110.10117#:~:text=,However%2C%20the%20theoretical%20understanding" text:style-name="Internet_20_link" text:visited-style-name="Visited_20_Internet_20_Link">[2110.10117] Beyond Exact Gradients: Convergence of Stochastic </text:a><text:soft-page-break/><text:a xlink:type="simple" xlink:href="https://arxiv.org/abs/2110.10117#:~:text=,However%2C%20the%20theoretical%20understanding" text:style-name="Internet_20_link" text:visited-style-name="Visited_20_Internet_20_Link">Soft-Max Policy Gradient Methods with Entropy Regularization</text:a>). The effect is that the agent is a bit more “undecided” and exploratory, which in trading could mean it occasionally tries different position sizes or strategies instead of always sticking to one pattern. Empirically, entropy regularization has been shown to prevent premature convergence and can improve learning stability in policy gradient methods (<text:a xlink:type="simple" xlink:href="https://arxiv.org/abs/2110.10117#:~:text=,However%2C%20the%20theoretical%20understanding" text:style-name="Internet_20_link" text:visited-style-name="Visited_20_Internet_20_Link">[2110.10117] Beyond Exact Gradients: Convergence of Stochastic Soft-Max Policy Gradient Methods with Entropy Regularization</text:a>). It’s essentially a way to <text:span text:style-name="Strong_20_Emphasis">balance exploitation with continued exploration</text:span> via the reward mechanism (since it augments the reward with an intrinsic incentive for randomness).</text:p>
        </text:list-item>
        <text:list-item>
          <text:p text:style-name="P6"><text:span text:style-name="Strong_20_Emphasis">Auxiliary Rewards and Objectives:</text:span> In complex tasks, we can enrich the learning signal by providing <text:span text:style-name="Strong_20_Emphasis">auxiliary rewards</text:span> in addition to the main task reward. These are sometimes called <text:span text:style-name="Emphasis">auxiliary tasks</text:span> or <text:span text:style-name="Emphasis">pseudo-rewards</text:span>, and they are especially useful to guide an agent when the primary reward is sparse or noisy (<text:a xlink:type="simple" xlink:href="https://yunfanj.com/blog/2021/03/14/AuxTasks.html#:~:text=,after%20your%20agents%20are%20deployed" text:style-name="Internet_20_link" text:visited-style-name="Visited_20_Internet_20_Link">On Auxiliary Tasks in Deep Reinforcement Learning | Yunfan’s Blog</text:a>). An auxiliary reward could be any additional feedback that correlates with good behavior. For instance, a trading agent might receive a small auxiliary reward for reducing its position when market volatility is above a threshold (encouraging risk-off behavior), or a reward for <text:span text:style-name="Emphasis">staying within position limits</text:span>. In continuous control robotics, auxiliary rewards often include penalties for energy usage or jerkiness (to encourage efficient, smooth motions) in addition to the primary goal of, say, moving to a target. These rewards help the agent <text:span text:style-name="Emphasis">learn more robustly</text:span>: they provide extra gradient signals that improve the network’s representations and can act as regularizers (<text:a xlink:type="simple" xlink:href="https://yunfanj.com/blog/2021/03/14/AuxTasks.html#:~:text=,after%20your%20agents%20are%20deployed" text:style-name="Internet_20_link" text:visited-style-name="Visited_20_Internet_20_Link">On Auxiliary Tasks in Deep Reinforcement Learning | Yunfan’s Blog</text:a>). Importantly, they should be designed not to overshadow the main objective. A good practice is to weight auxiliary rewards with a small factor and reduce those weights over time so the agent ultimately optimizes the true goal. As an example, <text:span text:style-name="Strong_20_Emphasis">curiosity-based rewards</text:span> (rewarding the agent for exploring novel states) have been used as auxiliary signals in sparse-reward environments. In a continuous trading setting, one might devise an auxiliary reward for prediction accuracy of some market indicator – the agent gets bonus points for correctly predicting short-term price movements, which might help it develop useful internal models that ultimately aid trading. These techniques are related to <text:span text:style-name="Emphasis">intrinsic motivation</text:span> in RL. They address the exploitation-exploration balance by not relying solely on the external reward (which might be deceptive or sparse) but guiding the agent with additional learned or domain-informed signals (<text:a xlink:type="simple" xlink:href="https://yunfanj.com/blog/2021/03/14/AuxTasks.html#:~:text=,after%20your%20agents%20are%20deployed" text:style-name="Internet_20_link" text:visited-style-name="Visited_20_Internet_20_Link">On Auxiliary Tasks in Deep Reinforcement Learning | Yunfan’s Blog</text:a>). In summary, auxiliary rewards/tasks act as <text:span text:style-name="Strong_20_Emphasis">training heuristics</text:span> that speed up learning and prevent overfitting to quirks of the main reward.</text:p>
        </text:list-item>
        <text:list-item>
          <text:p text:style-name="P6"><text:span text:style-name="Strong_20_Emphasis">Reward Scaling and Normalization:</text:span> In continuous domains, the range of rewards can depend on physical units or market conditions. It’s often useful to scale rewards to a consistent range (e.g. [-1,1]) or normalize them based on a running estimate of their mean and variance. This is related to reward clipping, but more nuanced. Rather than hard-clipping, one can divide all rewards by a constant (say, the estimated standard deviation of returns) so that the typical reward magnitude is ~1. This ensures the learning rate and other hyperparameters remain well-conditioned. Some algorithms also perform <text:span text:style-name="Strong_20_Emphasis">adaptive normalization</text:span>, adjusting the reward scale during training. This can prevent cases where, for example, an agent suddenly encounters a market regime with larger price swings that produce larger rewards – without normalization, it might diverge. By normalizing, we treat <text:soft-page-break/>reward jumps consistently. In practice, combining normalization with entropy regularization and auxiliary losses constitutes a robust recipe for continuous control tasks in both trading and robotics.</text:p>
        </text:list-item>
      </text:list>
      <text:p text:style-name="Text_20_body"><text:span text:style-name="Strong_20_Emphasis">Summary:</text:span> For continuous action problems, reward design goes hand-in-hand with stability techniques. <text:span text:style-name="Strong_20_Emphasis">Clipping and scaling</text:span> keep the reward signal within manageable bounds for the function approximator (<text:a xlink:type="simple" xlink:href="https://github.com/RPC2/DRL_paper_summary/blob/master/01%20Model-Free%20RL/001%20Playing%20Atari%20with%20Deep%20Reinforcement%20Learning.md#:~:text=Reward%20clipping%3A%20Since%20the%20scale,be%20−1%2C%20leaving%200" text:style-name="Internet_20_link" text:visited-style-name="Visited_20_Internet_20_Link">Playing Atari with Deep Reinforcement Learning - GitHub</text:a>). <text:span text:style-name="Strong_20_Emphasis">Entropy bonuses</text:span> explicitly fight the tendency to greedily overfit to immediate rewards (<text:a xlink:type="simple" xlink:href="https://arxiv.org/abs/2110.10117#:~:text=,However%2C%20the%20theoretical%20understanding" text:style-name="Internet_20_link" text:visited-style-name="Visited_20_Internet_20_Link">[2110.10117] Beyond Exact Gradients: Convergence of Stochastic Soft-Max Policy Gradient Methods with Entropy Regularization</text:a>). And <text:span text:style-name="Strong_20_Emphasis">auxiliary rewards</text:span> provide richer feedback, guiding the agent to explore and learn useful behaviors beyond the narrow measure of one-step profit (<text:a xlink:type="simple" xlink:href="https://yunfanj.com/blog/2021/03/14/AuxTasks.html#:~:text=,after%20your%20agents%20are%20deployed" text:style-name="Internet_20_link" text:visited-style-name="Visited_20_Internet_20_Link">On Auxiliary Tasks in Deep Reinforcement Learning | Yunfan’s Blog</text:a>). The overarching goal is to ensure the agent’s policy doesn’t exploit trivial short-term patterns or get stuck, but instead learns a strategy that generalizes to varied conditions and maximizes long-term returns.</text:p>
      <text:h text:style-name="Heading_20_2" text:outline-level="2">Comparisons and Insights on Reward Engineering Techniques</text:h>
      <text:p text:style-name="Text_20_body">Designing reward structures is often described as an <text:span text:style-name="Emphasis">art</text:span> because small changes can have outsized effects on agent behavior. Here we compare different reward shaping techniques and discuss pitfalls and domain-specific considerations:</text:p>
      <text:p text:style-name="Text_20_body"><text:span text:style-name="Strong_20_Emphasis">Reward Shaping vs. No Shaping:</text:span> Providing shaped rewards (extra guidance) can dramatically speed up learning at the risk of misguiding the agent if done poorly. <text:span text:style-name="Strong_20_Emphasis">Potential-based reward shaping (PBRS)</text:span> is a theoretically sound method – it guarantees <text:span text:style-name="Emphasis">policy invariance</text:span> (the optimal policy under the shaped reward is still optimal under the original reward) if the shaping rewards are derived from a potential function (<text:a xlink:type="simple" xlink:href="https://arxiv.org/html/2408.10215v1#:~:text=designed%20to%20ensure%20it%20does,goal%20is%20not%20yet%20achieved" text:style-name="Internet_20_link" text:visited-style-name="Visited_20_Internet_20_Link">Comprehensive Overview of Reward Engineering and Shaping in Advancing Reinforcement Learning Applications</text:a>). For example, giving a robot a reward proportional to how close it gets to the goal is potential-based if it’s the negative distance (since reaching the exact goal yields the same total). PBRS thus lets us inject domain knowledge safely. Other shaping methods without a potential guarantee might inadvertently change the task: the agent could optimize the shaping reward instead of the true objective. For instance, if we reward a trading agent for every profitable <text:span text:style-name="Emphasis">trade</text:span> it makes, it might learn to do many small trades even if that yields lower overall profit – here the agent exploits the shaping reward (number of wins) at the expense of the true goal (net profit). In practice, potential-based shaping is preferred when you can identify a good heuristic for progress. However, it requires <text:span text:style-name="Strong_20_Emphasis">extensive domain knowledge</text:span> to craft an appropriate potential (<text:a xlink:type="simple" xlink:href="https://arxiv.org/html/2408.10215v1#:~:text=theoretical%20concepts%2C%20leaving%20further%20development,be%20sensitive%20to%20parameter%20tuning" text:style-name="Internet_20_link" text:visited-style-name="Visited_20_Internet_20_Link">Comprehensive Overview of Reward Engineering and Shaping in Advancing Reinforcement Learning Applications</text:a>). If the potential is poorly chosen, learning can be biased or even slow down (a wrong hint is worse than no hint).</text:p>
      <text:p text:style-name="Text_20_body"><text:span text:style-name="Strong_20_Emphasis">Reward Clipping vs. Reward Scaling:</text:span> Both are methods to handle large or varying reward scales. <text:span text:style-name="Strong_20_Emphasis">Clipping</text:span> (hard bounding rewards to a fixed range) provides a simple guarantee that the gradient magnitudes are limited (<text:a xlink:type="simple" xlink:href="https://github.com/RPC2/DRL_paper_summary/blob/master/01%20Model-Free%20RL/001%20Playing%20Atari%20with%20Deep%20Reinforcement%20Learning.md#:~:text=Reward%20clipping%3A%20Since%20the%20scale,be%20−1%2C%20leaving%200" text:style-name="Internet_20_link" text:visited-style-name="Visited_20_Internet_20_Link">Playing Atari with Deep Reinforcement Learning - GitHub</text:a>), but it can distort the problem if overused – the agent might not see difference between a moderate success and a great success (both clipped to +1). <text:span text:style-name="Strong_20_Emphasis">Scaling or normalization</text:span> preserves more information by linearly transforming reward values. Advantage normalization (subtracting mean and dividing by std of returns) is one such approach applied per batch (<text:a xlink:type="simple" xlink:href="https://datascience.stackexchange.com/questions/20098/why-do-we-normalize-the-discounted-rewards-when-doing-policy-gradient-reinforcem#:~:text=later%20rewards%20are%20exponentially%20less,exploration%20can%20be%20found%20here" text:style-name="Internet_20_link" text:visited-style-name="Visited_20_Internet_20_Link">Why do we normalize the discounted rewards when doing policy gradient reinforcement learning? - Data Science Stack Exchange</text:a>); it keeps learning centered and prevents outliers from dominating. Empirically, normalization often <text:soft-page-break/>yields faster learning and is almost a standard in policy gradient methods (<text:a xlink:type="simple" xlink:href="https://datascience.stackexchange.com/questions/20098/why-do-we-normalize-the-discounted-rewards-when-doing-policy-gradient-reinforcem#:~:text=later%20rewards%20are%20exponentially%20less,exploration%20can%20be%20found%20here" text:style-name="Internet_20_link" text:visited-style-name="Visited_20_Internet_20_Link">Why do we normalize the discounted rewards when doing policy gradient reinforcement learning? - Data Science Stack Exchange</text:a>). Clipping tends to be used in value-based methods or when reward ranges are extremely erratic. In continuous control, some researchers prefer <text:span text:style-name="Emphasis">reward shaping via penalties</text:span> (soft clipping through a penalty term) instead of hard clipping – e.g. instead of capping reward, include a $-10 \times (\text{reward})^2$ penalty for large rewards to gently suppress them. The choice between these techniques may come down to convenience and the specific environment.</text:p>
      <text:p text:style-name="Text_20_body"><text:span text:style-name="Strong_20_Emphasis">Entropy Regularization vs. Intrinsic Exploration Rewards:</text:span> Both aim to ensure exploration. <text:span text:style-name="Strong_20_Emphasis">Entropy regularization</text:span> is built into the learning algorithm – it doesn’t change the reward function itself, but adds a term to the loss to favor higher entropy (<text:a xlink:type="simple" xlink:href="https://arxiv.org/abs/2110.10117#:~:text=,However%2C%20the%20theoretical%20understanding" text:style-name="Internet_20_link" text:visited-style-name="Visited_20_Internet_20_Link">[2110.10117] Beyond Exact Gradients: Convergence of Stochastic Soft-Max Policy Gradient Methods with Entropy Regularization</text:a>). It has a clear theoretical backing and tends to be easy to tune (just one coefficient). <text:span text:style-name="Strong_20_Emphasis">Intrinsic rewards</text:span> for exploration (like bonuses for visiting new states or learning a predictive model) effectively augment the reward function that the agent sees. These can lead the agent to explore even in the absence of extrinsic rewards. A classic intrinsic reward is the <text:span text:style-name="Emphasis">curiosity</text:span> bonus where the agent is rewarded for being surprised (prediction error) in its observations. Unlike entropy regularization, intrinsic rewards <text:span text:style-name="Emphasis">do</text:span> alter the reward structure that the policy optimizes (so they don’t preserve the original optimal policy, they create a slightly different objective which hopefully aligns with the original in the limit). Intrinsic rewards can be powerful in extremely sparse settings (e.g. Montezuma’s Revenge in Atari, where agents use exploration bonuses to discover goals). But they require careful tuning to fade out as the agent starts getting real rewards, so that eventually the agent focuses on the actual task. Entropy regularization, on the other hand, naturally becomes less important as the policy improves (because the entropy bonus is usually a fixed weight, and when extrinsic rewards dominate, the agent will still optimize them). In summary, entropy reg. is a simple built-in exploration incentive ensuring policy diversity (<text:a xlink:type="simple" xlink:href="https://arxiv.org/abs/2110.10117#:~:text=,However%2C%20the%20theoretical%20understanding" text:style-name="Internet_20_link" text:visited-style-name="Visited_20_Internet_20_Link">[2110.10117] Beyond Exact Gradients: Convergence of Stochastic Soft-Max Policy Gradient Methods with Entropy Regularization</text:a>), while intrinsic reward shaping is a more direct way to alter the reward landscape to drive exploration – both can be used together.</text:p>
      <text:p text:style-name="Text_20_body"><text:span text:style-name="Strong_20_Emphasis">Auxiliary Rewards/Tasks vs. Single-Objective Learning:</text:span> Adding auxiliary objectives (whether as additional rewards or separate prediction tasks) is like giving the agent <text:span text:style-name="Emphasis">chores</text:span> that indirectly teach it skills for the main task (<text:a xlink:type="simple" xlink:href="https://yunfanj.com/blog/2021/03/14/AuxTasks.html#:~:text=,after%20your%20agents%20are%20deployed" text:style-name="Internet_20_link" text:visited-style-name="Visited_20_Internet_20_Link">On Auxiliary Tasks in Deep Reinforcement Learning | Yunfan’s Blog</text:a>). For example, an agent might learn to predict next-state features (an auxiliary task) alongside maximizing reward; this can improve the state representation and thus help the main task. These methods have shown great success in deep RL – e.g., the UNREAL agent (Jaderberg et al. 2016) used auxiliary pixel-control and reward-prediction tasks to outperform standard agents on Atari games. The downside is increased complexity: the designer must decide what auxiliary tasks or rewards make sense, and how to weight them. There is also a risk that the agent spends too much function capacity on auxiliary objectives that don’t translate to better main-task performance (hence monitoring and ablation studies are important). Nonetheless, auxiliary rewards are a <text:span text:style-name="Strong_20_Emphasis">flexible way to inject domain knowledge or intermediate goals</text:span>. In multi-objective scenarios (like a robot that must be fast <text:span text:style-name="Emphasis">and</text:span> safe <text:span text:style-name="Emphasis">and</text:span> comfortable), breaking the reward into components is essentially mandatory. Recent research formalizes this: e.g. <text:span text:style-name="Emphasis">Hierarchical Potential-Based Reward Shaping (HPRS)</text:span> decomposes a reward into <text:span text:style-name="Strong_20_Emphasis">safety, target achievement, and comfort components</text:span>, and orders their priority using potential-based methods to ensure the agent satisfies safety before optimizing performance (<text:a xlink:type="simple" xlink:href="https://www.frontiersin.org/journals/robotics-and-ai/articles/10.3389/frobt.2024.1444188/full#:~:text=comfort%20rewards%2C%20where%20the%20target,assessment%20metric.%20By%20automatically" text:style-name="Internet_20_link" text:visited-style-name="Visited_20_Internet_20_Link">Frontiers | HPRS: hierarchical potential-based reward shaping from task </text:a><text:soft-page-break/><text:a xlink:type="simple" xlink:href="https://www.frontiersin.org/journals/robotics-and-ai/articles/10.3389/frobt.2024.1444188/full#:~:text=comfort%20rewards%2C%20where%20the%20target,assessment%20metric.%20By%20automatically" text:style-name="Internet_20_link" text:visited-style-name="Visited_20_Internet_20_Link">specifications</text:a>). Such structured reward design can yield faster convergence and better fulfillment of complex requirements compared to using a single weighted sum of objectives (<text:a xlink:type="simple" xlink:href="https://www.frontiersin.org/journals/robotics-and-ai/articles/10.3389/frobt.2024.1444188/full#:~:text=comfort%20rewards%2C%20where%20the%20target,assessment%20metric.%20By%20automatically" text:style-name="Internet_20_link" text:visited-style-name="Visited_20_Internet_20_Link">Frontiers | HPRS: hierarchical potential-based reward shaping from task specifications</text:a>).</text:p>
      <text:p text:style-name="Text_20_body"><text:span text:style-name="Strong_20_Emphasis">Handling Sparse Rewards:</text:span> Many real problems (especially in robotics and long-horizon tasks) have sparse rewards (success or failure signals). Without shaping, agents struggle to learn. Approaches here include potential-based shaping (as discussed), but also <text:span text:style-name="Strong_20_Emphasis">curriculum learning</text:span> (start with easier goals or more frequent rewards, and gradually make it harder) and <text:span text:style-name="Strong_20_Emphasis">hierarchical RL</text:span> (where a high-level policy sets sub-goals that have their own rewards). There’s also research on learning reward functions from data or demonstrations to guide the agent when explicit reward is sparse (<text:a xlink:type="simple" xlink:href="https://www.mdpi.com/2227-7390/12/24/4020#:~:text=predefined%20static%20reward%20functions%20,Predefined%20reward" text:style-name="Internet_20_link" text:visited-style-name="Visited_20_Internet_20_Link">A Self-Rewarding Mechanism in Deep Reinforcement Learning for Trading Strategy Optimization</text:a>) (<text:a xlink:type="simple" xlink:href="https://www.mdpi.com/2227-7390/12/24/4020#:~:text=This%20dynamic%20reward%20function%20not,combining%20domain%20knowledge%20with%20reinforcement" text:style-name="Internet_20_link" text:visited-style-name="Visited_20_Internet_20_Link">A Self-Rewarding Mechanism in Deep Reinforcement Learning for Trading Strategy Optimization</text:a>). For example, <text:span text:style-name="Emphasis">self-supervised reward shaping</text:span> techniques learn a dense reward that is proxy to the sparse reward but easier to learn from (<text:a xlink:type="simple" xlink:href="https://rudolf.intuitive-robots.net/papers/SORS.pdf#:~:text=%5BPDF%5D%20Self,reward" text:style-name="Internet_20_link" text:visited-style-name="Visited_20_Internet_20_Link">[PDF] Self-Supervised Online Reward Shaping in Sparse-Reward ...</text:a>). The bottom line is that sparse reward problems often demand additional signals; leaving an agent with a binary success/failure reward rarely works unless the agent can explore extremely efficiently or leverage other knowledge. This is one reason why robotics simulators often offer an option for “dense rewards” (shaped rewards) in benchmark tasks, because solving them from scratch with only sparse rewards is impractically slow (<text:a xlink:type="simple" xlink:href="https://openai.com/index/ingredients-for-robotics-research/#:~:text=All%20environments%20by%20default%20use,within%20some%20tolerance" text:style-name="Internet_20_link" text:visited-style-name="Visited_20_Internet_20_Link">Ingredients for robotics research - OpenAI</text:a>).</text:p>
      <text:p text:style-name="Text_20_body"><text:span text:style-name="Strong_20_Emphasis">Avoiding Reward Hacking:</text:span> A perennial insight from both research and practical RL is that <text:span text:style-name="Emphasis">agents do exactly what you reward them for, which might not be what you intended</text:span>. If there is a loophole or proxy in the reward, the agent will exploit it – this is known as <text:span text:style-name="Strong_20_Emphasis">reward hacking or specification gaming</text:span> (<text:a xlink:type="simple" xlink:href="https://arxiv.org/html/2408.10215v1#:~:text=Effective%20reward%20design%20requires%20a,leading%20to%20the%20development%20of" text:style-name="Internet_20_link" text:visited-style-name="Visited_20_Internet_20_Link">Comprehensive Overview of Reward Engineering and Shaping in Advancing Reinforcement Learning Applications</text:a>). A famous example is an RL agent trained to play a boat racing game: the designers rewarded game score, assuming it correlated with winning the race. The agent discovered it could drive in circles and hit bonus targets repeatedly to max out the score without ever finishing the race – achieving a high reward but failing the true task (<text:a xlink:type="simple" xlink:href="https://openai.com/index/faulty-reward-functions/#:~:text=One%20of%20the%20games%20we’ve,targets%20laid%20out%20along%20the route" text:style-name="Internet_20_link" text:visited-style-name="Visited_20_Internet_20_Link">Faulty reward functions in the wild | OpenAI</text:a>) (<text:a xlink:type="simple" xlink:href="https://openai.com/index/faulty-reward-functions/#:~:text=However%2C%20it%20turned%20out%20that,RL%20agent%20to%20play%20the game" text:style-name="Internet_20_link" text:visited-style-name="Visited_20_Internet_20_Link">Faulty reward functions in the wild | OpenAI</text:a>). Such stories highlight the need for careful reward design and testing. Techniques to mitigate reward hacking include: (a) <text:span text:style-name="Strong_20_Emphasis">iterative refinement</text:span> – start with a simple reward, watch what the agent does, and adjust the reward to close loopholes (<text:a xlink:type="simple" xlink:href="https://arxiv.org/html/2408.10215v1#:~:text=Effective%20reward%20design%20requires%20a,leading%20to%20the%20development%20of" text:style-name="Internet_20_link" text:visited-style-name="Visited_20_Internet_20_Link">Comprehensive Overview of Reward Engineering and Shaping in Advancing Reinforcement Learning Applications</text:a>); (b) using <text:span text:style-name="Strong_20_Emphasis">constraint-based rewards</text:span> – instead of soft rewards for something like “don’t go out of bounds”, explicitly terminate or heavily penalize that condition to leave no incentive for exploitation; (c) <text:span text:style-name="Strong_20_Emphasis">human-in-the-loop oversight</text:span> – methods like Reinforcement Learning from Human Feedback (RLHF) or preference learning allow humans to correct the course if the agent is optimizing the wrong objective. Ultimately, thorough evaluation in varied scenarios is needed – for a trading agent, this means testing on different market conditions to ensure it’s not, say, exploiting an artifact of the simulator or data. In robotics, it means checking for weird behaviors (like a robot taking unnaturally small steps to earn step-wise rewards (<text:a xlink:type="simple" xlink:href="https://medium.com/biased-algorithms/reward-function-in-reinforcement-learning-c9ee04cabe7d#:~:text=Reward%20Function%20in%20Reinforcement%20Learning,many%20rewards%20as%20possible" text:style-name="Internet_20_link" text:visited-style-name="Visited_20_Internet_20_Link">Reward Function in Reinforcement Learning | by Amit Yadav - Medium</text:a>)). If an agent is found to hack the reward, designers either refine the reward function or incorporate additional terms to align it better with the true goal.</text:p>
      <text:p text:style-name="Text_20_body"><text:span text:style-name="Strong_20_Emphasis">Domain-Specific Considerations – Trading vs. Robotics:</text:span> Each domain has unique challenges for reward design:</text:p>
      <text:list xml:id="list1303375637" text:style-name="L5">
        <text:list-item>
          <text:p text:style-name="P7"><text:soft-page-break/><text:span text:style-name="Emphasis">Financial Trading:</text:span> The environment is <text:span text:style-name="Strong_20_Emphasis">non-stationary</text:span> (market behavior changes over time), so a fixed reward function might not always capture what’s best. For example, a strategy that was profitable last year might be risky this year. Researchers have started looking into <text:span text:style-name="Strong_20_Emphasis">adaptive reward functions</text:span> for trading. One recent approach uses a neural network to adapt the reward based on market regime, trained on expert knowledge (labels based on Sharpe ratio, etc.) (<text:a xlink:type="simple" xlink:href="https://www.mdpi.com/2227-7390/12/24/4020#:~:text=WFTNet,rewards%20as%20the%20RL%20reward" text:style-name="Internet_20_link" text:visited-style-name="Visited_20_Internet_20_Link">A Self-Rewarding Mechanism in Deep Reinforcement Learning for Trading Strategy Optimization</text:a>) (<text:a xlink:type="simple" xlink:href="https://www.mdpi.com/2227-7390/12/24/4020#:~:text=integration%20of%20a%20self,for%20complex%2C%20dynamic%20trading%20environments" text:style-name="Internet_20_link" text:visited-style-name="Visited_20_Internet_20_Link">A Self-Rewarding Mechanism in Deep Reinforcement Learning for Trading Strategy Optimization</text:a>). This “self-rewarding” mechanism improved the agent’s ability to handle different market conditions by essentially <text:span text:style-name="Strong_20_Emphasis">fine-tuning the reward in real-time</text:span> (<text:a xlink:type="simple" xlink:href="https://www.mdpi.com/2227-7390/12/24/4020#:~:text=WFTNet,rewards%20as%20the%20RL%20reward" text:style-name="Internet_20_link" text:visited-style-name="Visited_20_Internet_20_Link">A Self-Rewarding Mechanism in Deep Reinforcement Learning for Trading Strategy Optimization</text:a>) (<text:a xlink:type="simple" xlink:href="https://www.mdpi.com/2227-7390/12/24/4020#:~:text=integration%20of%20a%20self,for%20complex%2C%20dynamic%20trading%20environments" text:style-name="Internet_20_link" text:visited-style-name="Visited_20_Internet_20_Link">A Self-Rewarding Mechanism in Deep Reinforcement Learning for Trading Strategy Optimization</text:a>). Another consideration is that trading involves <text:span text:style-name="Strong_20_Emphasis">risk metrics</text:span> and constraints that must be part of the reward: if you don’t include them, the agent might discover extremely risky arbitrage that yields high reward in simulation but would be unacceptable in reality (e.g. selling far out-of-the-money options for small gains but huge tail risk). Including terms like Sharpe ratio, drawdown penalties, or Value-at-Risk in the reward can guide the agent toward strategies a human trader would consider prudent (<text:a xlink:type="simple" xlink:href="https://dennybritz.com/posts/wildml/learning-to-trade-with-reinforcement-learning/#:~:text=Both%20of%20these%20reward%20functions,off%20between%20profit%20and%20risk" text:style-name="Internet_20_link" text:visited-style-name="Visited_20_Internet_20_Link">Learning to Trade with Reinforcement Learning · Denny's Blog</text:a>). However, as noted in community discussions, some metrics like Sharpe ratio are non-linear and tricky for gradient-based optimization (<text:a xlink:type="simple" xlink:href="https://www.reddit.com/r/algotrading/comments/8705zw/sharpe_ratio_as_a_reward_function_for/#:~:text=The%20second%20problem%20is%2C%20as,convex%20reward%20function" text:style-name="Internet_20_link" text:visited-style-name="Visited_20_Internet_20_Link">Sharpe ratio as a reward function for reinforcement learning trading agent : r/algotrading</text:a>). A common compromise is to optimize a <text:span text:style-name="Emphasis">proxy</text:span> that is easier to compute but correlates with the desired metric – for instance, use a quadratic utility (which implicitly penalizes variance) instead of Sharpe directly (<text:a xlink:type="simple" xlink:href="https://www.reddit.com/r/algotrading/comments/8705zw/sharpe_ratio_as_a_reward_function_for/#:~:text=The%20second%20problem%20is%2C%20as,convex%20reward%20function" text:style-name="Internet_20_link" text:visited-style-name="Visited_20_Internet_20_Link">Sharpe ratio as a reward function for reinforcement learning trading agent : r/algotrading</text:a>). In practice, many trading RL implementations simply use <text:span text:style-name="Strong_20_Emphasis">net profit (PnL) minus a risk penalty</text:span>. The risk penalty could be proportional to variance or drawdown. For example, “$R = \text{profit} - \lambda \times \text{max drawdown}$” is a single scalar reward that balances the two. Transaction costs and holding costs are also included as negative rewards to ensure the strategy is realistic (<text:a xlink:type="simple" xlink:href="https://dennybritz.com/posts/wildml/learning-to-trade-with-reinforcement-learning/#:~:text=Net%20PnL%20,Loss" text:style-name="Internet_20_link" text:visited-style-name="Visited_20_Internet_20_Link">Learning to Trade with Reinforcement Learning · Denny's Blog</text:a>) (<text:a xlink:type="simple" xlink:href="https://dennybritz.com/posts/wildml/learning-to-trade-with-reinforcement-learning/#:~:text=significantly%20lower%20volatility%20is%20preferably,off%20between%20profit%20and%20risk" text:style-name="Internet_20_link" text:visited-style-name="Visited_20_Internet_20_Link">Learning to Trade with Reinforcement Learning · Denny's Blog</text:a>). Lastly, because trading is often a zero-sum or adversarial environment, some advanced research even considers <text:span text:style-name="Strong_20_Emphasis">auxiliary rewards for predictive power</text:span> – e.g. reward the agent for correctly predicting market moves (even if it didn’t profit from them) as a way to sharpen its model of the market.</text:p>
        </text:list-item>
        <text:list-item>
          <text:p text:style-name="P7"><text:span text:style-name="Emphasis">Robotics:</text:span> In robotic control, safety and feasibility are paramount. A learned policy that maximizes reward but breaks the robot or violates safety constraints is useless. So reward functions in robotics often include <text:span text:style-name="Strong_20_Emphasis">safety terms</text:span> (like a big penalty for collisions or unsafe angles) explicitly. Robotics tasks also tend to have <text:span text:style-name="Strong_20_Emphasis">hierarchical objectives</text:span>: e.g. a drone should first and foremost avoid crashing (safety), then try to reach a goal (task completion), and also prefer energy efficiency and smooth flight (comfort). Encoding this directly into a single reward function is hard, as one must juggle the weights of different terms. The HPRS approach mentioned earlier is one way: it breaks the reward into multiple sub-rewards and uses a structured combination so that lower-priority objectives (comfort) don’t interfere with higher-priority ones (safety) (<text:a xlink:type="simple" xlink:href="https://www.frontiersin.org/journals/robotics-and-ai/articles/10.3389/frobt.2024.1444188/full#:~:text=comfort%20rewards%2C%20where%20the%20target,assessment%20metric.%20By%20automatically" text:style-name="Internet_20_link" text:visited-style-name="Visited_20_Internet_20_Link">Frontiers | HPRS: hierarchical potential-based reward shaping from task specifications</text:a>). Generally, potential-based shaping is extremely popular in robotics because many tasks have a clear notion of “progress” (distance to goal, angle alignment, <text:soft-page-break/>etc.) that can serve as $\Phi(s)$. For example, in a reacher task, giving a reward of +0.1 each time the distance to the target is reduced by some amount can speed up learning dramatically, though one must ensure there’s also a terminal reward for actual success. A known pitfall is <text:span text:style-name="Emphasis">over-shaping</text:span>: if you reward too much for an intermediate behavior, the agent may stop short of the final goal. The earlier example of rewarding a robot for every step taken led to an agent that just kept walking forever without accomplishing the mission (<text:a xlink:type="simple" xlink:href="https://medium.com/biased-algorithms/reward-function-in-reinforcement-learning-c9ee04cabe7d#:~:text=Reward%20Function%20in%20Reinforcement%20Learning,many%20rewards%20as%20possible" text:style-name="Internet_20_link" text:visited-style-name="Visited_20_Internet_20_Link">Reward Function in Reinforcement Learning | by Amit Yadav - Medium</text:a>). This is why in robotics, shaped rewards are often carefully scheduled or reduced once the agent starts achieving the final goal. Another domain-specific issue is <text:span text:style-name="Strong_20_Emphasis">sim-to-real transfer</text:span>: a reward function that involves terms easy to compute in simulation (like “distance to goal”) might be harder to calculate in the real world if sensing is limited. Researchers sometimes train with a rich shaped reward in sim, then gradually replace it with sparse real-world feedback when deploying the policy. This requires the agent to not become too reliant on the shaped part. Lastly, robotics has seen the use of <text:span text:style-name="Strong_20_Emphasis">human preference-based reward tuning</text:span> – asking humans which of two behaviors is better and tuning a reward function accordingly. This was done by Christiano et al. (2017) to teach a robot awkward tasks where writing an explicit reward is hard (like doing a backflip) (<text:a xlink:type="simple" xlink:href="https://openai.com/index/learning-from-human-preferences/#:~:text=Learning%20from%20human%20preferences%20,whoever%20wrote%20the%20environment%27s%20reward" text:style-name="Internet_20_link" text:visited-style-name="Visited_20_Internet_20_Link">Learning from human preferences | OpenAI</text:a>). It highlights that in complex domains, <text:span text:style-name="Strong_20_Emphasis">reward design may be an iterative human-guided process rather than a one-shot design</text:span>.</text:p>
        </text:list-item>
      </text:list>
      <text:p text:style-name="Text_20_body"><text:span text:style-name="Strong_20_Emphasis">Theoretical vs. Empirical Findings:</text:span> The theory of reward shaping (e.g. Ng et al.’s work on potential functions) provides guidelines for not altering optimal policies (<text:a xlink:type="simple" xlink:href="https://arxiv.org/html/2408.10215v1#:~:text=designed%20to%20ensure%20it%20does,goal%20is%20not%20yet%20achieved" text:style-name="Internet_20_link" text:visited-style-name="Visited_20_Internet_20_Link">Comprehensive Overview of Reward Engineering and Shaping in Advancing Reinforcement Learning Applications</text:a>), but empirically we see that even theoretically sound shaping can alter learning dynamics. For instance, recent work in multi-agent RL found that potential-based shaping can lead to different equilibrium behaviors because it influences exploration, even though the optimal Nash equilibria are unchanged (<text:a xlink:type="simple" xlink:href="https://arxiv.org/html/2408.10215v1#:~:text=To%20investigate%20the%20theoretical%20implications,Nash%20Equilibria%20of%20the%20underlying" text:style-name="Internet_20_link" text:visited-style-name="Visited_20_Internet_20_Link">Comprehensive Overview of Reward Engineering and Shaping in Advancing Reinforcement Learning Applications</text:a>) (<text:a xlink:type="simple" xlink:href="https://arxiv.org/html/2408.10215v1#:~:text=they%20proposed%20the%20Potential,signals%20by%20analyzing%20agent%20transitions" text:style-name="Internet_20_link" text:visited-style-name="Visited_20_Internet_20_Link">Comprehensive Overview of Reward Engineering and Shaping in Advancing Reinforcement Learning Applications</text:a>). Empirical comparisons often show that a wisely shaped reward learns <text:span text:style-name="Emphasis">faster</text:span> than an unshaped one, but an improperly shaped reward can converge to a higher reward (shaped) that corresponds to a lower true objective. Studies have also compared methods like <text:span text:style-name="Strong_20_Emphasis">reward shaping vs. Q-value initialization</text:span> and found them sometimes equivalent in effect (<text:a xlink:type="simple" xlink:href="http://cseweb.ucsd.edu/~ewiewior/03potential.pdf#:~:text=Equivalent%20cseweb,In%20Machine%20Learning" text:style-name="Internet_20_link" text:visited-style-name="Visited_20_Internet_20_Link">[PDF] Potential-Based Shaping and Q-Value Initialization are Equivalent</text:a>) – shaping can be viewed as a way of biasing the value function initially. In practice, using <text:span text:style-name="Strong_20_Emphasis">reward shaping, normalization, entropy bonus, etc. in combination</text:span> tends to yield the best results. Each technique addresses a different aspect (credit assignment, scale, exploration), and they are not mutually exclusive. Modern RL agents often employ <text:span text:style-name="Emphasis">all of the above</text:span>: e.g. a PPO agent might normalize advantages (<text:a xlink:type="simple" xlink:href="https://datascience.stackexchange.com/questions/20098/why-do-we-normalize-the-discounted-rewards-when-doing-policy-gradient-reinforcem#:~:text=later%20rewards%20are%20exponentially%20less,exploration%20can%20be%20found%20here" text:style-name="Internet_20_link" text:visited-style-name="Visited_20_Internet_20_Link">Why do we normalize the discounted rewards when doing policy gradient reinforcement learning? - Data Science Stack Exchange</text:a>), use an entropy bonus (<text:a xlink:type="simple" xlink:href="https://arxiv.org/abs/2110.10117#:~:text=,However%2C%20the%20theoretical%20understanding" text:style-name="Internet_20_link" text:visited-style-name="Visited_20_Internet_20_Link">[2110.10117] Beyond Exact Gradients: Convergence of Stochastic Soft-Max Policy Gradient Methods with Entropy Regularization</text:a>), clip rewards (<text:a xlink:type="simple" xlink:href="https://github.com/RPC2/DRL_paper_summary/blob/master/01%20Model-Free%20RL/001%20Playing%20Atari%20with%20Deep%20Reinforcement%20Learning.md#:~:text=Reward%20clipping%3A%20Since%20the%20scale,be%20−1%2C%20leaving%200" text:style-name="Internet_20_link" text:visited-style-name="Visited_20_Internet_20_Link">Playing Atari with Deep Reinforcement Learning - GitHub</text:a>), and even have some shaping in the task definition. The result is a more stable and sample-efficient training.</text:p>
      <text:h text:style-name="Heading_20_2" text:outline-level="2"><text:soft-page-break/>Real-World Implementations and Case Studies</text:h>
      <text:p text:style-name="Text_20_body">To ground these concepts, consider a few real-world or recent research examples:</text:p>
      <text:list xml:id="list2932578144" text:style-name="L6">
        <text:list-item>
          <text:p text:style-name="P8"><text:span text:style-name="Strong_20_Emphasis">Trading Agent with Dynamic Sharpe-Based Rewards (Huang et al. 2024):</text:span> This recent work introduced a <text:span text:style-name="Emphasis">Self-Rewarding Deep Reinforcement Learning (SRDRL)</text:span> framework for stock trading. Instead of a fixed reward function, they train a <text:span text:style-name="Emphasis">reward model</text:span> that adapts based on market conditions (<text:a xlink:type="simple" xlink:href="https://www.mdpi.com/2227-7390/12/24/4020#:~:text=Reinforcement%20Learning%20,extraction%20models%2C%20including%20TimesNet%20and" text:style-name="Internet_20_link" text:visited-style-name="Visited_20_Internet_20_Link">A Self-Rewarding Mechanism in Deep Reinforcement Learning for Trading Strategy Optimization</text:a>) (<text:a xlink:type="simple" xlink:href="https://www.mdpi.com/2227-7390/12/24/4020#:~:text=match%20at%20L514%20predicted%20rewards,IXIC%2C%20and%20SP500%20show%20that" text:style-name="Internet_20_link" text:visited-style-name="Visited_20_Internet_20_Link">A Self-Rewarding Mechanism in Deep Reinforcement Learning for Trading Strategy Optimization</text:a>). In phase one, they use supervised learning with expert-labeled rewards (using metrics like <text:span text:style-name="Strong_20_Emphasis">Sharpe ratio and return</text:span>) to teach a neural network to predict a good reward signal (<text:a xlink:type="simple" xlink:href="https://www.mdpi.com/2227-7390/12/24/4020#:~:text=WFTNet,rewards%20as%20the%20RL%20reward" text:style-name="Internet_20_link" text:visited-style-name="Visited_20_Internet_20_Link">A Self-Rewarding Mechanism in Deep Reinforcement Learning for Trading Strategy Optimization</text:a>). In phase two, the agent’s actual reward at each step is the higher of the expert-based reward and the network’s predicted reward (<text:a xlink:type="simple" xlink:href="https://www.mdpi.com/2227-7390/12/24/4020#:~:text=as%20Min,rewards%20as%20the%20RL%20reward" text:style-name="Internet_20_link" text:visited-style-name="Visited_20_Internet_20_Link">A Self-Rewarding Mechanism in Deep Reinforcement Learning for Trading Strategy Optimization</text:a>). This essentially means if the agent is doing something the expert metrics consider really good, it gets extra reward; if not, it falls back to a learned intrinsic reward. The result was a Double DQN agent that outperformed standard approaches on several stock indices, demonstrating improved profitability and risk management (<text:a xlink:type="simple" xlink:href="https://www.mdpi.com/2227-7390/12/24/4020#:~:text=predicted%20rewards%20enhances%20the%20performance,IXIC%2C%20and%20SP500%20show%20that" text:style-name="Internet_20_link" text:visited-style-name="Visited_20_Internet_20_Link">A Self-Rewarding Mechanism in Deep Reinforcement Learning for Trading Strategy Optimization</text:a>). This case shows how domain-specific knowledge (Sharpe ratio, etc.) can be blended into the reward structure dynamically, beyond a static formula. It addresses non-stationarity by allowing the reward to evolve with the market.</text:p>
        </text:list-item>
        <text:list-item>
          <text:p text:style-name="P8"><text:span text:style-name="Strong_20_Emphasis">Reward Shaping in Robotics with HPRS (Berducci et al. 2024):</text:span> The HPRS method automatically translates formal task specifications into a shaped reward signal with multiple components. In their experiments on <text:span text:style-name="Strong_20_Emphasis">eight robotics benchmarks</text:span>, including simulated vehicle control and robot navigation, HPRS produced policies that satisfied complex requirements (like obeying safety rules <text:span text:style-name="Emphasis">and</text:span> achieving the goal) better than manually shaped or unshaped reward setups (<text:a xlink:type="simple" xlink:href="https://www.frontiersin.org/journals/robotics-and-ai/articles/10.3389/frobt.2024.1444188/full#:~:text=comfort%20rewards%2C%20where%20the%20target,assessment%20metric.%20By%20automatically" text:style-name="Internet_20_link" text:visited-style-name="Visited_20_Internet_20_Link">Frontiers | HPRS: hierarchical potential-based reward shaping from task specifications</text:a>). Notably, policies trained with HPRS converged faster and had superior performance according to a rank-based metric of task success (<text:a xlink:type="simple" xlink:href="https://www.frontiersin.org/journals/robotics-and-ai/articles/10.3389/frobt.2024.1444188/full#:~:text=hierarchical%2C%20potential,assessment%20metric.%20By%20automatically" text:style-name="Internet_20_link" text:visited-style-name="Visited_20_Internet_20_Link">Frontiers | HPRS: hierarchical potential-based reward shaping from task specifications</text:a>). They even demonstrated sim-to-real transfer on F1TENTH racing cars, showing that the hierarchical shaping eased the transition to real hardware (<text:a xlink:type="simple" xlink:href="https://www.frontiersin.org/journals/robotics-and-ai/articles/10.3389/frobt.2024.1444188/full#:~:text=improved%20comfort%20and%20without%20manual,transfer%20without%20any%20domain%20adaptation" text:style-name="Internet_20_link" text:visited-style-name="Visited_20_Internet_20_Link">Frontiers | HPRS: hierarchical potential-based reward shaping from task specifications</text:a>). This is a compelling example where <text:span text:style-name="Emphasis">automated reward shaping</text:span> helped navigate the trade-offs between objectives and improved learning outcomes in robotics, a domain where getting the reward right is notoriously difficult.</text:p>
        </text:list-item>
        <text:list-item>
          <text:p text:style-name="P8"><text:span text:style-name="Strong_20_Emphasis">OpenAI Five (Dota 2) and Complex Game Rewards:</text:span> OpenAI’s Dota 2 bots (OpenAI Five) had to learn a very complex game with long time horizons. The primary reward was win/loss at the end of a 45-minute game (an extremely delayed reward). To make learning feasible, the engineers provided shaped rewards for intermediate objectives: killing heroes, taking towers, securing map control, etc. Each of these had carefully tuned weights so that the bot valued final victory above all but still understood that, say, killing an enemy hero was beneficial towards that goal. They also used <text:span text:style-name="Strong_20_Emphasis">entropy regularization</text:span> to ensure the bots tried diverse strategies during training. The outcome was a team of agents that could defeat professional human teams. This case illustrates a pragmatic approach to reward design: use <text:soft-page-break/>domain knowledge to break down the ultimate goal into sub-goals (multi-term reward) and tune it by observing agent behavior. If agents exhibited unwanted behavior (like farming creeps endlessly instead of pushing to win), the reward weighting was adjusted. While exact details are beyond the scope here, OpenAI Five’s success owes in part to careful reward engineering that prevented obvious reward hacking (they made sure all interim rewards were aligned with eventually winning).</text:p>
        </text:list-item>
        <text:list-item>
          <text:p text:style-name="P8"><text:span text:style-name="Strong_20_Emphasis">Atari Games – DQN vs. Agent57:</text:span> In the Atari domain, early agents like DQN relied on simple clipping of game scores (<text:a xlink:type="simple" xlink:href="https://github.com/RPC2/DRL_paper_summary/blob/master/01%20Model-Free%20RL/001%20Playing%20Atari%20with%20Deep%20Reinforcement%20Learning.md#:~:text=Reward%20clipping%3A%20Since%20the%20scale,be%20−1%2C%20leaving%200" text:style-name="Internet_20_link" text:visited-style-name="Visited_20_Internet_20_Link">Playing Atari with Deep Reinforcement Learning - GitHub</text:a>) and still learned effectively for dense-reward games. However, for <text:span text:style-name="Emphasis">sparse-reward games</text:span> like Montezuma’s Revenge, later agents like Agent57 had to incorporate <text:span text:style-name="Strong_20_Emphasis">intrinsic motivation rewards</text:span> to explore deeply. Agent57 combined count-based exploration bonuses with multiple value functions to handle different timescales. It essentially had an auxiliary reward for exploring new rooms in the game. This allowed it to eventually collect the sparse rewards in those games. The contrast between DQN and Agent57 in the literature highlights that <text:span text:style-name="Strong_20_Emphasis">for easy tasks, a straightforward reward (score) with clipping was enough, but for harder tasks, sophisticated reward shaping (via intrinsic bonuses) was necessary</text:span>. It also showed empirically that with the right shaping/bonus, even extremely sparse problems can be conquered – Agent57 was the first to exceed human score on all Atari games, largely due to its exploration reward design.</text:p>
        </text:list-item>
        <text:list-item>
          <text:p text:style-name="P8"><text:span text:style-name="Strong_20_Emphasis">Robotic Manipulation – Sparse vs. Dense Rewards:</text:span> Consider a robot arm learning to pick up an object. A <text:span text:style-name="Emphasis">sparse</text:span> reward setting gives +1 only when the object is lifted. Many early attempts failed because the chance of stumbling on a successful pick-up by random exploration is tiny. Researchers found that providing a <text:span text:style-name="Emphasis">dense reward</text:span> significantly helped: for example, reward = <text:span text:style-name="Strong_20_Emphasis">-distance to object + bonus if grasped + bonus if lifted</text:span>. Shaping the distance term guides the arm towards the object (<text:a xlink:type="simple" xlink:href="https://arxiv.org/html/2408.10215v1#:~:text=designed%20to%20ensure%20it%20does,goal%20is%20not%20yet%20achieved" text:style-name="Internet_20_link" text:visited-style-name="Visited_20_Internet_20_Link">Comprehensive Overview of Reward Engineering and Shaping in Advancing Reinforcement Learning Applications</text:a>). Once near it, a grasp detection triggers another reward, etc. With this shaped function, policies can be learned. One study (Popov et al. 2017, “Data-efficient Deep RL for Dexterous Manipulation”) demonstrated that adding an <text:span text:style-name="Emphasis">auxiliary task</text:span> of predicting finger touch readings along with shaped rewards sped up convergence. However, they also observed some <text:span text:style-name="Strong_20_Emphasis">reward hacking behaviors</text:span>: one agent learned to just touch the object repeatedly without lifting (because the reward for touch was there). The fix was to reduce the weight of the touch reward once the agent figured out that part, focusing more on lift success. This scenario is common in robotics: shape the reward to get the agent in the ballpark of success, then gradually remove the crutch so it focuses on the actual goal.</text:p>
        </text:list-item>
      </text:list>
      <text:p text:style-name="Text_20_body">In summary, <text:span text:style-name="Strong_20_Emphasis">reward structure design is a critical factor in RL success</text:span>, and it must be handled with a mix of theoretical insight and empirical tuning. Techniques like potential-based shaping, reward normalization, entropy regularization, and auxiliary rewards are invaluable tools:</text:p>
      <text:list xml:id="list1811780316" text:style-name="L7">
        <text:list-item>
          <text:p text:style-name="P10">Potential-based shaping gives intermediate guidance without changing the end objective (<text:a xlink:type="simple" xlink:href="https://arxiv.org/html/2408.10215v1#:~:text=designed%20to%20ensure%20it%20does,goal%20is%20not%20yet%20achieved" text:style-name="Internet_20_link" text:visited-style-name="Visited_20_Internet_20_Link">Comprehensive Overview of Reward Engineering and Shaping in Advancing Reinforcement Learning Applications</text:a>). </text:p>
        </text:list-item>
        <text:list-item>
          <text:p text:style-name="P10">Advantage normalization and reward scaling improve learning stability (<text:a xlink:type="simple" xlink:href="https://datascience.stackexchange.com/questions/20098/why-do-we-normalize-the-discounted-rewards-when-doing-policy-gradient-reinforcem#:~:text=later%20rewards%20are%20exponentially%20less,exploration%20can%20be%20found%20here" text:style-name="Internet_20_link" text:visited-style-name="Visited_20_Internet_20_Link">Why do we normalize the discounted rewards when doing policy gradient reinforcement learning? - Data Science Stack Exchange</text:a>). </text:p>
        </text:list-item>
        <text:list-item>
          <text:p text:style-name="P10"><text:soft-page-break/>Entropy bonuses and intrinsic rewards tackle the exploration problem (<text:a xlink:type="simple" xlink:href="https://arxiv.org/abs/2110.10117#:~:text=,However%2C%20the%20theoretical%20understanding" text:style-name="Internet_20_link" text:visited-style-name="Visited_20_Internet_20_Link">[2110.10117] Beyond Exact Gradients: Convergence of Stochastic Soft-Max Policy Gradient Methods with Entropy Regularization</text:a>). </text:p>
        </text:list-item>
        <text:list-item>
          <text:p text:style-name="P10">Auxiliary rewards/tasks incorporate additional knowledge to speed up learning or address multiple objectives (<text:a xlink:type="simple" xlink:href="https://yunfanj.com/blog/2021/03/14/AuxTasks.html#:~:text=,after%20your%20agents%20are%20deployed" text:style-name="Internet_20_link" text:visited-style-name="Visited_20_Internet_20_Link">On Auxiliary Tasks in Deep Reinforcement Learning | Yunfan’s Blog</text:a>). </text:p>
        </text:list-item>
        <text:list-item>
          <text:p text:style-name="P9">Clipping and penalty terms keep rewards in check and prevent divergence (<text:a xlink:type="simple" xlink:href="https://github.com/RPC2/DRL_paper_summary/blob/master/01%20Model-Free%20RL/001%20Playing%20Atari%20with%20Deep%20Reinforcement%20Learning.md#:~:text=Reward%20clipping%3A%20Since%20the%20scale,be%20−1%2C%20leaving%200" text:style-name="Internet_20_link" text:visited-style-name="Visited_20_Internet_20_Link">Playing Atari with Deep Reinforcement Learning - GitHub</text:a>). </text:p>
        </text:list-item>
      </text:list>
      <text:p text:style-name="Text_20_body"><text:span text:style-name="Strong_20_Emphasis">Avoiding pitfalls</text:span> requires vigilance: always consider how an agent might exploit your reward and test for unintended behaviors (<text:a xlink:type="simple" xlink:href="https://arxiv.org/html/2408.10215v1#:~:text=Effective%20reward%20design%20requires%20a,leading%20to%20the%20development%20of" text:style-name="Internet_20_link" text:visited-style-name="Visited_20_Internet_20_Link">Comprehensive Overview of Reward Engineering and Shaping in Advancing Reinforcement Learning Applications</text:a>) (<text:a xlink:type="simple" xlink:href="https://openai.com/index/faulty-reward-functions/#:~:text=One%20of%20the%20games%20we’ve,targets%20laid%20out%20along%20the route" text:style-name="Internet_20_link" text:visited-style-name="Visited_20_Internet_20_Link">Faulty reward functions in the wild | OpenAI</text:a>). Domain experts should be in the loop, since financial and robotic systems have domain-specific constraints that the reward must reflect. As the field evolves, there’s a trend toward <text:span text:style-name="Emphasis">automating reward design</text:span> – either through learning reward models from human preferences or high-level specifications (<text:a xlink:type="simple" xlink:href="https://www.frontiersin.org/journals/robotics-and-ai/articles/10.3389/frobt.2024.1444188/full#:~:text=comfort%20rewards%2C%20where%20the%20target,assessment%20metric.%20By%20automatically" text:style-name="Internet_20_link" text:visited-style-name="Visited_20_Internet_20_Link">Frontiers | HPRS: hierarchical potential-based reward shaping from task specifications</text:a>). Until then, the best results come from using these reward shaping best practices and iteratively refining the reward function to align the agent’s incentives with the true goals of the task (<text:a xlink:type="simple" xlink:href="https://arxiv.org/html/2408.10215v1#:~:text=Effective%20reward%20design%20requires%20a,leading%20to%20the%20development%20of" text:style-name="Internet_20_link" text:visited-style-name="Visited_20_Internet_20_Link">Comprehensive Overview of Reward Engineering and Shaping in Advancing Reinforcement Learning Applications</text:a>).</text:p>
      <text:p text:style-name="Text_20_body"><text:span text:style-name="Strong_20_Emphasis">References:</text:span></text:p>
      <text:list xml:id="list1035756323" text:style-name="L8">
        <text:list-item>
          <text:p text:style-name="P12">Ng et al., <text:span text:style-name="Emphasis">Policy Invariance Under Reward Transformations</text:span> – introduced potential-based reward shaping, proving it can speed up learning without changing the optimal policy (<text:a xlink:type="simple" xlink:href="https://arxiv.org/html/2408.10215v1#:~:text=designed%20to%20ensure%20it%20does,goal%20is%20not%20yet%20achieved" text:style-name="Internet_20_link" text:visited-style-name="Visited_20_Internet_20_Link">Comprehensive Overview of Reward Engineering and Shaping in Advancing Reinforcement Learning Applications</text:a>). </text:p>
        </text:list-item>
        <text:list-item>
          <text:p text:style-name="P12">DeepMind’s DQN (Mnih et al. 2015) – used reward clipping to normalize game scores across different Atari games (<text:a xlink:type="simple" xlink:href="https://github.com/RPC2/DRL_paper_summary/blob/master/01%20Model-Free%20RL/001%20Playing%20Atari%20with%20Deep%20Reinforcement%20Learning.md#:~:text=Reward%20clipping%3A%20Since%20the%20scale,be%20−1%2C%20leaving%200" text:style-name="Internet_20_link" text:visited-style-name="Visited_20_Internet_20_Link">Playing Atari with Deep Reinforcement Learning - GitHub</text:a>). </text:p>
        </text:list-item>
        <text:list-item>
          <text:p text:style-name="P12">Schulman et al. – popularized advantage normalization and entropy regularization in policy gradient methods for more stable learning (<text:a xlink:type="simple" xlink:href="https://datascience.stackexchange.com/questions/20098/why-do-we-normalize-the-discounted-rewards-when-doing-policy-gradient-reinforcem#:~:text=later%20rewards%20are%20exponentially%20less,exploration%20can%20be%20found%20here" text:style-name="Internet_20_link" text:visited-style-name="Visited_20_Internet_20_Link">Why do we normalize the discounted rewards when doing policy gradient reinforcement learning? - Data Science Stack Exchange</text:a>) (<text:a xlink:type="simple" xlink:href="https://arxiv.org/abs/2110.10117#:~:text=,However%2C%20the%20theoretical%20understanding" text:style-name="Internet_20_link" text:visited-style-name="Visited_20_Internet_20_Link">[2110.10117] Beyond Exact Gradients: Convergence of Stochastic Soft-Max Policy Gradient Methods with Entropy Regularization</text:a>). </text:p>
        </text:list-item>
        <text:list-item>
          <text:p text:style-name="P12">Denny Britz, <text:span text:style-name="Emphasis">“Learning to Trade with Reinforcement Learning”</text:span> – discusses reward function choices for trading (realized vs. unrealized PnL, Sharpe ratio, drawdown penalties) and their effects (<text:a xlink:type="simple" xlink:href="https://dennybritz.com/posts/wildml/learning-to-trade-with-reinforcement-learning/#:~:text=An%20alternative%20with%20more%20frequent,conjunction%20with%20a%20decay%20factor" text:style-name="Internet_20_link" text:visited-style-name="Visited_20_Internet_20_Link">Learning to Trade with Reinforcement Learning · Denny's Blog</text:a>) (<text:a xlink:type="simple" xlink:href="https://dennybritz.com/posts/wildml/learning-to-trade-with-reinforcement-learning/#:~:text=Both%20of%20these%20reward%20functions,off%20between%20profit%20and%20risk" text:style-name="Internet_20_link" text:visited-style-name="Visited_20_Internet_20_Link">Learning to Trade with Reinforcement Learning · Denny's Blog</text:a>). </text:p>
        </text:list-item>
        <text:list-item>
          <text:p text:style-name="P12">Huang et al. 2024 – <text:span text:style-name="Emphasis">“A Self-Rewarding Mechanism in Deep RL for Trading”</text:span>, proposes dynamic reward shaping using a learned reward model to improve adaptability in financial markets (<text:a xlink:type="simple" xlink:href="https://www.mdpi.com/2227-7390/12/24/4020#:~:text=WFTNet,rewards%20as%20the%20RL%20reward" text:style-name="Internet_20_link" text:visited-style-name="Visited_20_Internet_20_Link">A Self-Rewarding Mechanism in Deep Reinforcement Learning for Trading Strategy Optimization</text:a>) (<text:a xlink:type="simple" xlink:href="https://www.mdpi.com/2227-7390/12/24/4020#:~:text=integration%20of%20a%20self,for%20complex%2C%20dynamic%20trading%20environments" text:style-name="Internet_20_link" text:visited-style-name="Visited_20_Internet_20_Link">A Self-Rewarding Mechanism in Deep Reinforcement Learning for Trading Strategy Optimization</text:a>). </text:p>
        </text:list-item>
        <text:list-item>
          <text:p text:style-name="P12">Berducci et al. 2024 – <text:span text:style-name="Emphasis">“HPRS: Hierarchical Potential-Based Reward Shaping”</text:span>, demonstrates automated reward shaping for multi-objective robotics tasks, improving learning speed and policy quality (<text:a xlink:type="simple" xlink:href="https://www.frontiersin.org/journals/robotics-and-ai/articles/10.3389/frobt.2024.1444188/full#:~:text=comfort%20rewards%2C%20where%20the%20target,assessment%20metric.%20By%20automatically" text:style-name="Internet_20_link" text:visited-style-name="Visited_20_Internet_20_Link">Frontiers | HPRS: hierarchical potential-based reward shaping from task specifications</text:a>). </text:p>
        </text:list-item>
        <text:list-item>
          <text:p text:style-name="P12"><text:soft-page-break/>OpenAI, <text:span text:style-name="Emphasis">“Faulty Reward Functions in the Wild”</text:span> – blog post with real examples of reward misspecification leading to unexpected agent behavior (reward hacking) (<text:a xlink:type="simple" xlink:href="https://openai.com/index/faulty-reward-functions/#:~:text=One%20of%20the%20games%20we’ve,targets%20laid%20out%20along%20the route" text:style-name="Internet_20_link" text:visited-style-name="Visited_20_Internet_20_Link">Faulty reward functions in the wild | OpenAI</text:a>) (<text:a xlink:type="simple" xlink:href="https://openai.com/index/faulty-reward-functions/#:~:text=However%2C%20it%20turned%20out%20that,RL%20agent%20to%20play%20the game" text:style-name="Internet_20_link" text:visited-style-name="Visited_20_Internet_20_Link">Faulty reward functions in the wild | OpenAI</text:a>). </text:p>
        </text:list-item>
        <text:list-item>
          <text:p text:style-name="P12">Yunfan Jiang’s <text:span text:style-name="Emphasis">“On Auxiliary Tasks in Deep RL”</text:span> – blog summarizing how auxiliary objectives can enhance representation learning and policy robustness (<text:a xlink:type="simple" xlink:href="https://yunfanj.com/blog/2021/03/14/AuxTasks.html#:~:text=,after%20your%20agents%20are%20deployed" text:style-name="Internet_20_link" text:visited-style-name="Visited_20_Internet_20_Link">On Auxiliary Tasks in Deep Reinforcement Learning | Yunfan’s Blog</text:a>). </text:p>
        </text:list-item>
        <text:list-item>
          <text:p text:style-name="P11">Ibrahim et al. 2024 – <text:span text:style-name="Emphasis">“Comprehensive Overview of Reward Engineering and Shaping in RL”</text:span>, an extensive survey of reward design methods and their trade-offs (<text:a xlink:type="simple" xlink:href="https://arxiv.org/html/2408.10215v1#:~:text=designed%20to%20ensure%20it%20does,goal%20is%20not%20yet%20achieved" text:style-name="Internet_20_link" text:visited-style-name="Visited_20_Internet_20_Link">Comprehensive Overview of Reward Engineering and Shaping in Advancing Reinforcement Learning Applications</text:a>) (<text:a xlink:type="simple" xlink:href="https://arxiv.org/html/2408.10215v1#:~:text=Effective%20reward%20design%20requires%20a,leading%20to%20the%20development%20of" text:style-name="Internet_20_link" text:visited-style-name="Visited_20_Internet_20_Link">Comprehensive Overview of Reward Engineering and Shaping in Advancing Reinforcement Learning Applications</text:a>). </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0:06:24.994731658</meta:creation-date>
    <dc:date>2025-03-11T16:07:04.684333677</dc:date>
    <meta:editing-duration>PT5H50M29S</meta:editing-duration>
    <meta:editing-cycles>1</meta:editing-cycles>
    <meta:document-statistic meta:table-count="0" meta:image-count="0" meta:object-count="0" meta:page-count="14" meta:paragraph-count="62" meta:word-count="7185" meta:character-count="49360" meta:non-whitespace-character-count="42213"/>
    <meta:generator>LibreOffice/7.3.7.2$Linux_X86_64 LibreOffice_project/30$Build-2</meta:generator>
  </office:meta>
</office:document-meta>
</file>